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74.01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4.62mm"/>
    </style:style>
    <style:style style:name="co9" style:family="table-column">
      <style:table-column-properties fo:break-before="auto" style:column-width="62.07mm"/>
    </style:style>
    <style:style style:name="co10" style:family="table-column">
      <style:table-column-properties fo:break-before="auto" style:column-width="30.29mm"/>
    </style:style>
    <style:style style:name="co11" style:family="table-column">
      <style:table-column-properties fo:break-before="auto" style:column-width="28.49mm"/>
    </style:style>
    <style:style style:name="co12" style:family="table-column">
      <style:table-column-properties fo:break-before="auto" style:column-width="14.32mm"/>
    </style:style>
    <style:style style:name="co13" style:family="table-column">
      <style:table-column-properties fo:break-before="auto" style:column-width="139.77mm"/>
    </style:style>
    <style:style style:name="co14" style:family="table-column">
      <style:table-column-properties fo:break-before="auto" style:column-width="15.5mm"/>
    </style:style>
    <style:style style:name="co15" style:family="table-column">
      <style:table-column-properties fo:break-before="auto" style:column-width="13.97mm"/>
    </style:style>
    <style:style style:name="ro1" style:family="table-row">
      <style:table-row-properties style:row-height="5.34mm" fo:break-before="auto" style:use-optimal-row-height="true"/>
    </style:style>
    <style:style style:name="ro2" style:family="table-row">
      <style:table-row-properties style:row-height="11.62mm" fo:break-before="auto" style:use-optimal-row-height="true"/>
    </style:style>
    <style:style style:name="ro3" style:family="table-row">
      <style:table-row-properties style:row-height="14.8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1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7" style:family="table-cell" style:parent-style-name="Default">
      <style:text-properties style:font-name="Bariol"/>
    </style:style>
    <style:style style:name="ce18" style:family="table-cell" style:parent-style-name="PEC_20_Heading" style:data-style-name="N33"/>
    <style:style style:name="ce19" style:family="table-cell" style:parent-style-name="Heading" style:data-style-name="N3"/>
    <style:style style:name="ce20" style:family="table-cell" style:parent-style-name="PEC_20_Heading" style:data-style-name="N3"/>
    <style:style style:name="ce21" style:family="table-cell" style:parent-style-name="Date" style:data-style-name="N3"/>
    <style:style style:name="ce22" style:family="table-cell" style:parent-style-name="PEC_20_Heading" style:data-style-name="N104"/>
    <style:style style:name="ce7" style:family="table-cell" style:parent-style-name="Default" style:data-style-name="N105">
      <style:text-properties style:font-name="Bariol"/>
    </style:style>
    <style:style style:name="ce9" style:family="table-cell" style:parent-style-name="PEC_20_Heading" style:data-style-name="N105"/>
    <style:style style:name="ce11" style:family="table-cell" style:parent-style-name="Default">
      <style:text-properties style:text-outline="false" style:text-line-through-style="none" style:text-line-through-type="none" style:font-name="Bario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"/>
    <style:style style:name="ce23" style:family="table-cell" style:parent-style-name="PEC_20_Heading">
      <style:table-cell-properties style:vertical-align="automatic"/>
    </style:style>
    <style:style style:name="ce8" style:family="table-cell" style:parent-style-name="Default">
      <style:text-properties style:font-name="Bariol" fo:language="none" fo:country="none" style:font-name-asian="Tahoma" style:font-size-asian="9pt" style:language-asian="en" style:country-asian="US" style:font-name-complex="Bariol" style:font-size-complex="9pt" style:language-complex="none" style:country-complex="none"/>
    </style:style>
    <style:style style:name="T1" style:family="text">
      <style:text-properties style:font-name="Bario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2" table:number-columns-repeated="2" table:default-cell-style-name="Date"/>
        <table:table-column table:style-name="co3" table:default-cell-style-name="ce21"/>
        <table:table-column table:style-name="co4" table:default-cell-style-name="ce17"/>
        <table:table-column table:style-name="co5" table:default-cell-style-name="ce17"/>
        <table:table-column table:style-name="co6" table:visibility="collapse" table:default-cell-style-name="ce17"/>
        <table:table-column table:style-name="co7" table:visibility="collapse" table:default-cell-style-name="ce17"/>
        <table:table-column table:style-name="co8" table:default-cell-style-name="ce17"/>
        <table:table-column table:style-name="co2" table:number-columns-repeated="1011" table:default-cell-style-name="ce17"/>
        <table:table-row table:style-name="ro1"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Fase</text:p>
          </table:table-cell>
          <table:table-cell table:style-name="Heading" office:value-type="string" calcext:value-type="string">
            <text:p>Fecha inicio</text:p>
          </table:table-cell>
          <table:table-cell table:style-name="Heading" office:value-type="string" calcext:value-type="string">
            <text:p>Fecha fin</text:p>
          </table:table-cell>
          <table:table-cell table:style-name="ce19" office:value-type="string" calcext:value-type="string">
            <text:p>Dias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Descripción</text:p>
          </table:table-cell>
          <table:table-cell table:style-name="Heading" office:value-type="string" calcext:value-type="string">
            <text:p>Dependencias</text:p>
          </table:table-cell>
          <table:table-cell table:style-name="Heading" office:value-type="string" calcext:value-type="string">
            <text:p>Dedicación</text:p>
          </table:table-cell>
          <table:table-cell table:style-name="Heading" table:number-columns-repeated="1012"/>
        </table:table-row>
        <table:table-row table:style-name="ro1">
          <table:table-cell table:style-name="PEC_20_Heading" office:value-type="string" calcext:value-type="string">
            <text:p>PEC1</text:p>
          </table:table-cell>
          <table:table-cell table:style-name="PEC_20_Heading"/>
          <table:table-cell table:style-name="ce18" office:value-type="date" office:date-value="2020-02-20" calcext:value-type="date">
            <text:p>20/feb</text:p>
          </table:table-cell>
          <table:table-cell table:style-name="ce18" office:value-type="date" office:date-value="2020-03-06" calcext:value-type="date">
            <text:p>06/mar</text:p>
          </table:table-cell>
          <table:table-cell table:style-name="ce20"/>
          <table:table-cell table:style-name="ce22" table:formula="of:=SUM([.F3:.F7])" office:value-type="time" office:time-value="PT39H00M00S" calcext:value-type="time">
            <text:p>39h</text:p>
          </table:table-cell>
          <table:table-cell table:style-name="PEC_20_Heading" office:value-type="string" calcext:value-type="string">
            <text:p>Plan de trabajo</text:p>
          </table:table-cell>
          <table:table-cell table:style-name="PEC_20_Heading"/>
          <table:table-cell table:style-name="PEC_20_Heading" office:value-type="string" calcext:value-type="string">
            <text:p>45h (15%)</text:p>
          </table:table-cell>
          <table:table-cell table:style-name="PEC_20_Heading" table:number-columns-repeated="1012"/>
        </table:table-row>
        <table:table-row table:style-name="ro1">
          <table:table-cell office:value-type="string" calcext:value-type="string">
            <text:p>PT1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0" calcext:value-type="date">
            <text:p>20/feb</text:p>
          </table:table-cell>
          <table:table-cell table:formula="of:=[.C3]+([.E3]-1)" office:value-type="date" office:date-value="2020-02-24" calcext:value-type="date">
            <text:p>24/feb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15H00M00S" calcext:value-type="time">
            <text:p>15h</text:p>
          </table:table-cell>
          <table:table-cell office:value-type="string" calcext:value-type="string">
            <text:p>Elección del proyecto y objetivos</text:p>
          </table:table-cell>
          <table:table-cell table:number-columns-repeated="2"/>
          <table:table-cell table:style-name="ce7" table:formula="of:=SUMIF([$'Time tracking'.C$1:.C$1048576];[.A3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T2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4]+([.E4]-1)" office:value-type="date" office:date-value="2020-02-25" calcext:value-type="date">
            <text:p>25/feb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ción de plantilla de documento</text:p>
          </table:table-cell>
          <table:table-cell table:number-columns-repeated="2"/>
          <table:table-cell table:style-name="ce7" table:formula="of:=SUMIF([$'Time tracking'.C$1:.C$1048576];[.A4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T3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5" calcext:value-type="date">
            <text:p>25/feb</text:p>
          </table:table-cell>
          <table:table-cell table:formula="of:=[.C5]+([.E5]-1)" office:value-type="date" office:date-value="2020-02-26" calcext:value-type="date">
            <text:p>26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Redacción de documento y elección de tecnologías</text:p>
          </table:table-cell>
          <table:table-cell office:value-type="string" calcext:value-type="string">
            <text:p>PT1, PT2</text:p>
          </table:table-cell>
          <table:table-cell/>
          <table:table-cell table:style-name="ce7" table:formula="of:=SUMIF([$'Time tracking'.C$1:.C$1048576];[.A5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T4</text:p>
          </table:table-cell>
          <table:table-cell office:value-type="string" calcext:value-type="string">
            <text:p>Plan de trabajo</text:p>
          </table:table-cell>
          <table:table-cell office:value-type="date" office:date-value="2020-02-28" calcext:value-type="date">
            <text:p>28/feb</text:p>
          </table:table-cell>
          <table:table-cell table:formula="of:=[.C6]+([.E6]-1)" office:value-type="date" office:date-value="2020-02-29" calcext:value-type="date">
            <text:p>29/feb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Captura inicial de requisitos (historias de usuario)</text:p>
          </table:table-cell>
          <table:table-cell office:value-type="string" calcext:value-type="string">
            <text:p>PT1</text:p>
          </table:table-cell>
          <table:table-cell/>
          <table:table-cell table:style-name="ce7" table:formula="of:=SUMIF([$'Time tracking'.C$1:.C$1048576];[.A6];[$'Time tracking'.B$1:.B$1048576])" office:value-type="time" office:time-value="PT04H59M59.999999581S" calcext:value-type="time">
            <text:p>5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T5</text:p>
          </table:table-cell>
          <table:table-cell office:value-type="string" calcext:value-type="string">
            <text:p>Plan de trabajo</text:p>
          </table:table-cell>
          <table:table-cell office:value-type="date" office:date-value="2020-03-01" calcext:value-type="date">
            <text:p>01/mar</text:p>
          </table:table-cell>
          <table:table-cell table:formula="of:=[.C7]+([.E7]-1)" office:value-type="date" office:date-value="2020-03-02" calcext:value-type="date">
            <text:p>02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ificación y riesgos</text:p>
          </table:table-cell>
          <table:table-cell office:value-type="string" calcext:value-type="string">
            <text:p>PT4</text:p>
          </table:table-cell>
          <table:table-cell/>
          <table:table-cell table:style-name="ce7" table:formula="of:=SUMIF([$'Time tracking'.C$1:.C$1048576];[.A7];[$'Time tracking'.B$1:.B$1048576])" office:value-type="time" office:time-value="PT08H29M59.99999979S" calcext:value-type="time">
            <text:p>8h 30m</text:p>
          </table:table-cell>
          <table:table-cell table:number-columns-repeated="1011"/>
        </table:table-row>
        <table:table-row table:style-name="ro1">
          <table:table-cell table:style-name="PEC_20_Heading" office:value-type="string" calcext:value-type="string">
            <text:p>PEC2</text:p>
          </table:table-cell>
          <table:table-cell table:style-name="PEC_20_Heading"/>
          <table:table-cell table:style-name="ce18" office:value-type="date" office:date-value="2020-03-09" calcext:value-type="date">
            <text:p>09/mar</text:p>
          </table:table-cell>
          <table:table-cell table:style-name="ce18" office:value-type="date" office:date-value="2020-04-10" calcext:value-type="date">
            <text:p>10/abr</text:p>
          </table:table-cell>
          <table:table-cell table:style-name="ce20"/>
          <table:table-cell table:style-name="ce22" table:formula="of:=SUM([.F9:.F16])" office:value-type="time" office:time-value="PT96H00M00S" calcext:value-type="time">
            <text:p>96h</text:p>
          </table:table-cell>
          <table:table-cell table:style-name="PEC_20_Heading" office:value-type="string" calcext:value-type="string">
            <text:p>Primer hito</text:p>
          </table:table-cell>
          <table:table-cell table:style-name="PEC_20_Heading"/>
          <table:table-cell table:style-name="PEC_20_Heading" office:value-type="string" calcext:value-type="string">
            <text:p>100h (33%)</text:p>
          </table:table-cell>
          <table:table-cell table:style-name="ce9" table:formula="of:=SUM([.J3:.J7])" office:value-type="time" office:time-value="PT13H29M59.999999371S" calcext:value-type="time">
            <text:p>13h 30m</text:p>
          </table:table-cell>
          <table:table-cell table:style-name="PEC_20_Heading" table:number-columns-repeated="1011"/>
        </table:table-row>
        <table:table-row table:style-name="ro1">
          <table:table-cell office:value-type="string" calcext:value-type="string">
            <text:p>ANA1</text:p>
          </table:table-cell>
          <table:table-cell office:value-type="string" calcext:value-type="string">
            <text:p>Análisis</text:p>
          </table:table-cell>
          <table:table-cell table:formula="of:=[.C8]" office:value-type="date" office:date-value="2020-03-09" calcext:value-type="date">
            <text:p>09/mar</text:p>
          </table:table-cell>
          <table:table-cell table:formula="of:=[.C9]+([.E9]-1)" office:value-type="date" office:date-value="2020-03-09" calcext:value-type="date">
            <text:p>09/ma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1H00M00S" calcext:value-type="time">
            <text:p>1h</text:p>
          </table:table-cell>
          <table:table-cell office:value-type="string" calcext:value-type="string">
            <text:p>Describir stakeholders identificados</text:p>
          </table:table-cell>
          <table:table-cell table:number-columns-repeated="2"/>
          <table:table-cell table:style-name="ce7" table:formula="of:=SUMIF([$'Time tracking'.C$1:.C$1048576];[.A9];[$'Time tracking'.B$1:.B$1048576])" office:value-type="time" office:time-value="PT03H00M00S" calcext:value-type="time">
            <text:p>3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A2</text:p>
          </table:table-cell>
          <table:table-cell office:value-type="string" calcext:value-type="string">
            <text:p>Análisis</text:p>
          </table:table-cell>
          <table:table-cell table:formula="of:=[.C9]" office:value-type="date" office:date-value="2020-03-09" calcext:value-type="date">
            <text:p>09/mar</text:p>
          </table:table-cell>
          <table:table-cell table:formula="of:=[.C10]+([.E10]-1)" office:value-type="date" office:date-value="2020-03-10" calcext:value-type="date">
            <text:p>10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7H00M00S" calcext:value-type="time">
            <text:p>7h</text:p>
          </table:table-cell>
          <table:table-cell office:value-type="string" calcext:value-type="string">
            <text:p>Casos de uso UML a partir de historias</text:p>
          </table:table-cell>
          <table:table-cell table:number-columns-repeated="2"/>
          <table:table-cell table:style-name="ce7" table:formula="of:=SUMIF([$'Time tracking'.C$1:.C$1048576];[.A10];[$'Time tracking'.B$1:.B$1048576])" office:value-type="time" office:time-value="PT17H49M59.99999993S" calcext:value-type="time">
            <text:p>17h 5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A3</text:p>
          </table:table-cell>
          <table:table-cell office:value-type="string" calcext:value-type="string">
            <text:p>Análisis</text:p>
          </table:table-cell>
          <table:table-cell office:value-type="date" office:date-value="2020-03-15" calcext:value-type="date">
            <text:p>15/mar</text:p>
          </table:table-cell>
          <table:table-cell table:formula="of:=[.C11]+([.E11]-1)" office:value-type="date" office:date-value="2020-03-16" calcext:value-type="date">
            <text:p>16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Diagrama de casos de uso UML</text:p>
          </table:table-cell>
          <table:table-cell table:number-columns-repeated="2"/>
          <table:table-cell table:style-name="ce7" table:formula="of:=SUMIF([$'Time tracking'.C$1:.C$1048576];[.A11];[$'Time tracking'.B$1:.B$1048576])" office:value-type="time" office:time-value="PT01H30M00S" calcext:value-type="time">
            <text:p>1h 3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A4</text:p>
          </table:table-cell>
          <table:table-cell office:value-type="string" calcext:value-type="string">
            <text:p>Análisis</text:p>
          </table:table-cell>
          <table:table-cell table:formula="of:=[.D11]+1" office:value-type="date" office:date-value="2020-03-17" calcext:value-type="date">
            <text:p>17/mar</text:p>
          </table:table-cell>
          <table:table-cell table:formula="of:=[.C12]+([.E12]-1)" office:value-type="date" office:date-value="2020-03-18" calcext:value-type="date">
            <text:p>18/ma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6H00M00S" calcext:value-type="time">
            <text:p>6h</text:p>
          </table:table-cell>
          <table:table-cell office:value-type="string" calcext:value-type="string">
            <text:p>Modelo de dominio</text:p>
          </table:table-cell>
          <table:table-cell table:number-columns-repeated="2"/>
          <table:table-cell table:style-name="ce7" table:formula="of:=SUMIF([$'Time tracking'.C$1:.C$1048576];[.A12];[$'Time tracking'.B$1:.B$1048576])" office:value-type="time" office:time-value="PT10H50M00.00000014S" calcext:value-type="time">
            <text:p>10h 5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1</text:p>
          </table:table-cell>
          <table:table-cell office:value-type="string" calcext:value-type="string">
            <text:p>Diseño</text:p>
          </table:table-cell>
          <table:table-cell table:formula="of:=[.D12]+1" office:value-type="date" office:date-value="2020-03-19" calcext:value-type="date">
            <text:p>19/mar</text:p>
          </table:table-cell>
          <table:table-cell table:formula="of:=[.C13]+([.E13]-1)" office:value-type="date" office:date-value="2020-03-24" calcext:value-type="date">
            <text:p>24/ma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Diseño de la arquitectura de la aplicación</text:p>
          </table:table-cell>
          <table:table-cell table:number-columns-repeated="2"/>
          <table:table-cell table:style-name="ce7" table:formula="of:=SUMIF([$'Time tracking'.C$1:.C$1048576];[.A13];[$'Time tracking'.B$1:.B$1048576])" office:value-type="time" office:time-value="PT37H29M59.999999371S" calcext:value-type="time">
            <text:p>37h 3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2</text:p>
          </table:table-cell>
          <table:table-cell office:value-type="string" calcext:value-type="string">
            <text:p>Diseño</text:p>
          </table:table-cell>
          <table:table-cell office:value-type="date" office:date-value="2020-03-28" calcext:value-type="date">
            <text:p>28/mar</text:p>
          </table:table-cell>
          <table:table-cell table:formula="of:=[.C14]+([.E14]-1)" office:value-type="date" office:date-value="2020-03-30" calcext:value-type="date">
            <text:p>30/mar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Wireframes</text:p>
          </table:table-cell>
          <table:table-cell table:number-columns-repeated="2"/>
          <table:table-cell table:style-name="ce7" table:formula="of:=SUMIF([$'Time tracking'.C$1:.C$1048576];[.A14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S3</text:p>
          </table:table-cell>
          <table:table-cell office:value-type="string" calcext:value-type="string">
            <text:p>Diseño</text:p>
          </table:table-cell>
          <table:table-cell table:formula="of:=[.D14]+1" office:value-type="date" office:date-value="2020-03-31" calcext:value-type="date">
            <text:p>31/mar</text:p>
          </table:table-cell>
          <table:table-cell table:formula="of:=[.C15]+([.E15]-1)" office:value-type="date" office:date-value="2020-04-01" calcext:value-type="date">
            <text:p>01/abr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Selección final de tecnologías en base al análisis y tras estudiar alternativas: BBDD, ORM o ODM, bundler, servidor de aplicaciones…</text:p>
          </table:table-cell>
          <table:table-cell table:number-columns-repeated="2"/>
          <table:table-cell table:style-name="ce7" table:formula="of:=SUMIF([$'Time tracking'.C$1:.C$1048576];[.A15];[$'Time tracking'.B$1:.B$1048576])" office:value-type="time" office:time-value="PT04H19M59.99999993S" calcext:value-type="time">
            <text:p>4h 20m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1</text:p>
          </table:table-cell>
          <table:table-cell office:value-type="string" calcext:value-type="string">
            <text:p>Desarrollo</text:p>
          </table:table-cell>
          <table:table-cell table:formula="of:=[.D15]+1" office:value-type="date" office:date-value="2020-04-02" calcext:value-type="date">
            <text:p>02/abr</text:p>
          </table:table-cell>
          <table:table-cell table:formula="of:=[.C16]+([.E16]-1)" office:value-type="date" office:date-value="2020-04-07" calcext:value-type="date">
            <text:p>07/abr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<text:span text:style-name="T1">Documentarse y preparar entorno de desarrollo: linters (estilo de código, accesibilidad...), test runner, test automatico lighthouse, transpilacion de es2019 y &gt;css3, bundler, servidor de desarrollo con hot reloading</text:span>…</text:p>
          </table:table-cell>
          <table:table-cell table:number-columns-repeated="2"/>
          <table:table-cell table:style-name="ce7" table:formula="of:=SUMIF([$'Time tracking'.C$1:.C$1048576];[.A16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table:style-name="PEC_20_Heading" office:value-type="string" calcext:value-type="string">
            <text:p>PEC3</text:p>
          </table:table-cell>
          <table:table-cell table:style-name="PEC_20_Heading"/>
          <table:table-cell table:style-name="ce18" office:value-type="date" office:date-value="2020-04-13" calcext:value-type="date">
            <text:p>13/abr</text:p>
          </table:table-cell>
          <table:table-cell table:style-name="ce18" office:value-type="date" office:date-value="2020-05-29" calcext:value-type="date">
            <text:p>29/may</text:p>
          </table:table-cell>
          <table:table-cell table:style-name="ce20"/>
          <table:table-cell table:style-name="ce22" table:formula="of:=SUM([.F18:.F26])" office:value-type="time" office:time-value="PT153H00M00S" calcext:value-type="time">
            <text:p>153h</text:p>
          </table:table-cell>
          <table:table-cell table:style-name="PEC_20_Heading" office:value-type="string" calcext:value-type="string">
            <text:p>Segundo hito</text:p>
          </table:table-cell>
          <table:table-cell table:style-name="PEC_20_Heading"/>
          <table:table-cell table:style-name="PEC_20_Heading" office:value-type="string" calcext:value-type="string">
            <text:p>120h</text:p>
          </table:table-cell>
          <table:table-cell table:style-name="ce9" table:formula="of:=SUM([.J9:.J16])" office:value-type="time" office:time-value="PT74H59M59.999999371S" calcext:value-type="time">
            <text:p>75h 00m</text:p>
          </table:table-cell>
          <table:table-cell table:style-name="PEC_20_Heading" table:number-columns-repeated="1011"/>
        </table:table-row>
        <table:table-row table:style-name="ro1">
          <table:table-cell office:value-type="string" calcext:value-type="string">
            <text:p>DEV2</text:p>
          </table:table-cell>
          <table:table-cell office:value-type="string" calcext:value-type="string">
            <text:p>Desarrollo</text:p>
          </table:table-cell>
          <table:table-cell office:value-type="date" office:date-value="2020-04-13" calcext:value-type="date">
            <text:p>13/abr</text:p>
          </table:table-cell>
          <table:table-cell table:formula="of:=[.C18]+([.E18]-1)" office:value-type="date" office:date-value="2020-04-20" calcext:value-type="date">
            <text:p>20/abr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Documentarse y preparar docker para backend local</text:p>
          </table:table-cell>
          <table:table-cell table:number-columns-repeated="2"/>
          <table:table-cell table:style-name="ce7" table:formula="of:=SUMIF([$'Time tracking'.C$1:.C$1048576];[.A18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3</text:p>
          </table:table-cell>
          <table:table-cell office:value-type="string" calcext:value-type="string">
            <text:p>Desarrollo</text:p>
          </table:table-cell>
          <table:table-cell table:formula="of:=[.D18]+1" office:value-type="date" office:date-value="2020-04-21" calcext:value-type="date">
            <text:p>21/abr</text:p>
          </table:table-cell>
          <table:table-cell table:formula="of:=[.C19]+([.E19]-1)" office:value-type="date" office:date-value="2020-04-21" calcext:value-type="date">
            <text:p>21/abr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3H00M00S" calcext:value-type="time">
            <text:p>3h</text:p>
          </table:table-cell>
          <table:table-cell office:value-type="string" calcext:value-type="string">
            <text:p>Preparar datos de ejemplo para la base de datos y mocks</text:p>
          </table:table-cell>
          <table:table-cell table:number-columns-repeated="2"/>
          <table:table-cell table:style-name="ce7" table:formula="of:=SUMIF([$'Time tracking'.C$1:.C$1048576];[.A19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4</text:p>
          </table:table-cell>
          <table:table-cell office:value-type="string" calcext:value-type="string">
            <text:p>Desarrollo</text:p>
          </table:table-cell>
          <table:table-cell table:formula="of:=[.D19]+1" office:value-type="date" office:date-value="2020-04-22" calcext:value-type="date">
            <text:p>22/abr</text:p>
          </table:table-cell>
          <table:table-cell table:formula="of:=[.C20]+([.E20]-1)" office:value-type="date" office:date-value="2020-04-26" calcext:value-type="date">
            <text:p>26/abr</text:p>
          </table:table-cell>
          <table:table-cell office:value-type="float" office:value="5" calcext:value-type="float">
            <text:p>5</text:p>
          </table:table-cell>
          <table:table-cell table:style-name="Hours" office:value-type="time" office:time-value="PT20H00M00S" calcext:value-type="time">
            <text:p>20h</text:p>
          </table:table-cell>
          <table:table-cell office:value-type="string" calcext:value-type="string">
            <text:p>API backend</text:p>
          </table:table-cell>
          <table:table-cell table:number-columns-repeated="2"/>
          <table:table-cell table:style-name="ce7" table:formula="of:=SUMIF([$'Time tracking'.C$1:.C$1048576];[.A20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5</text:p>
          </table:table-cell>
          <table:table-cell office:value-type="string" calcext:value-type="string">
            <text:p>Desarrollo</text:p>
          </table:table-cell>
          <table:table-cell office:value-type="date" office:date-value="2020-04-29" calcext:value-type="date">
            <text:p>29/abr</text:p>
          </table:table-cell>
          <table:table-cell table:formula="of:=[.C21]+([.E21]-1)" office:value-type="date" office:date-value="2020-05-04" calcext:value-type="date">
            <text:p>04/may</text:p>
          </table:table-cell>
          <table:table-cell office:value-type="float" office:value="6" calcext:value-type="float">
            <text:p>6</text:p>
          </table:table-cell>
          <table:table-cell table:style-name="Hours" office:value-type="time" office:time-value="PT24H00M00S" calcext:value-type="time">
            <text:p>24h</text:p>
          </table:table-cell>
          <table:table-cell office:value-type="string" calcext:value-type="string">
            <text:p>Editor online (editor, consola)</text:p>
          </table:table-cell>
          <table:table-cell table:number-columns-repeated="2"/>
          <table:table-cell table:style-name="ce7" table:formula="of:=SUMIF([$'Time tracking'.C$1:.C$1048576];[.A21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6</text:p>
          </table:table-cell>
          <table:table-cell office:value-type="string" calcext:value-type="string">
            <text:p>Desarrollo</text:p>
          </table:table-cell>
          <table:table-cell table:formula="of:=[.D21]+1" office:value-type="date" office:date-value="2020-05-05" calcext:value-type="date">
            <text:p>05/may</text:p>
          </table:table-cell>
          <table:table-cell table:formula="of:=[.C22]+([.E22]-1)" office:value-type="date" office:date-value="2020-05-07" calcext:value-type="date">
            <text:p>07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Ejecutar código fuente de usuario y comprobar aserciones</text:p>
          </table:table-cell>
          <table:table-cell table:number-columns-repeated="2"/>
          <table:table-cell table:style-name="ce7" table:formula="of:=SUMIF([$'Time tracking'.C$1:.C$1048576];[.A22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7</text:p>
          </table:table-cell>
          <table:table-cell office:value-type="string" calcext:value-type="string">
            <text:p>Desarrollo</text:p>
          </table:table-cell>
          <table:table-cell table:formula="of:=[.D22]+1" office:value-type="date" office:date-value="2020-05-08" calcext:value-type="date">
            <text:p>08/may</text:p>
          </table:table-cell>
          <table:table-cell table:formula="of:=[.C23]+([.E23]-1)" office:value-type="date" office:date-value="2020-05-10" calcext:value-type="date">
            <text:p>10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katas</text:p>
          </table:table-cell>
          <table:table-cell table:number-columns-repeated="2"/>
          <table:table-cell table:style-name="ce7" table:formula="of:=SUMIF([$'Time tracking'.C$1:.C$1048576];[.A23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8</text:p>
          </table:table-cell>
          <table:table-cell office:value-type="string" calcext:value-type="string">
            <text:p>Desarrollo</text:p>
          </table:table-cell>
          <table:table-cell table:formula="of:=[.D23]+1" office:value-type="date" office:date-value="2020-05-11" calcext:value-type="date">
            <text:p>11/may</text:p>
          </table:table-cell>
          <table:table-cell table:formula="of:=[.C24]+([.E24]-1)" office:value-type="date" office:date-value="2020-05-13" calcext:value-type="date">
            <text:p>13/may</text:p>
          </table:table-cell>
          <table:table-cell office:value-type="float" office:value="3" calcext:value-type="float">
            <text:p>3</text:p>
          </table:table-cell>
          <table:table-cell table:style-name="Hours" office:value-type="time" office:time-value="PT12H00M00S" calcext:value-type="time">
            <text:p>12h</text:p>
          </table:table-cell>
          <table:table-cell office:value-type="string" calcext:value-type="string">
            <text:p>Gestión de módulos</text:p>
          </table:table-cell>
          <table:table-cell table:number-columns-repeated="2"/>
          <table:table-cell table:style-name="ce7" table:formula="of:=SUMIF([$'Time tracking'.C$1:.C$1048576];[.A24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9</text:p>
          </table:table-cell>
          <table:table-cell office:value-type="string" calcext:value-type="string">
            <text:p>Desarrollo</text:p>
          </table:table-cell>
          <table:table-cell table:formula="of:=[.D24]+1" office:value-type="date" office:date-value="2020-05-14" calcext:value-type="date">
            <text:p>14/may</text:p>
          </table:table-cell>
          <table:table-cell table:formula="of:=[.C25]+([.E25]-1)" office:value-type="date" office:date-value="2020-05-20" calcext:value-type="date">
            <text:p>20/may</text:p>
          </table:table-cell>
          <table:table-cell office:value-type="float" office:value="7" calcext:value-type="float">
            <text:p>7</text:p>
          </table:table-cell>
          <table:table-cell table:style-name="Hours" office:value-type="time" office:time-value="PT30H00M00S" calcext:value-type="time">
            <text:p>30h</text:p>
          </table:table-cell>
          <table:table-cell office:value-type="string" calcext:value-type="string">
            <text:p>Parte pública</text:p>
          </table:table-cell>
          <table:table-cell table:number-columns-repeated="2"/>
          <table:table-cell table:style-name="ce7" table:formula="of:=SUMIF([$'Time tracking'.C$1:.C$1048576];[.A25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10</text:p>
          </table:table-cell>
          <table:table-cell office:value-type="string" calcext:value-type="string">
            <text:p>Desarrollo</text:p>
          </table:table-cell>
          <table:table-cell table:formula="of:=[.D25]+1" office:value-type="date" office:date-value="2020-05-21" calcext:value-type="date">
            <text:p>21/may</text:p>
          </table:table-cell>
          <table:table-cell table:formula="of:=[.C26]+([.E26]-1)" office:value-type="date" office:date-value="2020-05-22" calcext:value-type="date">
            <text:p>22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Registro y login</text:p>
          </table:table-cell>
          <table:table-cell table:number-columns-repeated="2"/>
          <table:table-cell table:style-name="ce7" table:formula="of:=SUMIF([$'Time tracking'.C$1:.C$1048576];[.A26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11</text:p>
          </table:table-cell>
          <table:table-cell office:value-type="string" calcext:value-type="string">
            <text:p>Desarrollo</text:p>
          </table:table-cell>
          <table:table-cell table:formula="of:=[.D26]+1" office:value-type="date" office:date-value="2020-05-23" calcext:value-type="date">
            <text:p>23/may</text:p>
          </table:table-cell>
          <table:table-cell table:formula="of:=[.C27]+([.E27]-1)" office:value-type="date" office:date-value="2020-05-23" calcext:value-type="date">
            <text:p>23/may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Gestión de preguntas tipo test</text:p>
          </table:table-cell>
          <table:table-cell table:number-columns-repeated="2"/>
          <table:table-cell table:style-name="ce7" table:formula="of:=SUMIF([$'Time tracking'.C$1:.C$1048576];[.A27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12</text:p>
          </table:table-cell>
          <table:table-cell office:value-type="string" calcext:value-type="string">
            <text:p>Desarrollo</text:p>
          </table:table-cell>
          <table:table-cell table:formula="of:=[.D27]+1" office:value-type="date" office:date-value="2020-05-24" calcext:value-type="date">
            <text:p>24/may</text:p>
          </table:table-cell>
          <table:table-cell table:formula="of:=[.C28]+([.E28]-1)" office:value-type="date" office:date-value="2020-05-25" calcext:value-type="date">
            <text:p>25/may</text:p>
          </table:table-cell>
          <table:table-cell office:value-type="float" office:value="2" calcext:value-type="float">
            <text:p>2</text:p>
          </table:table-cell>
          <table:table-cell table:style-name="Hours" office:value-type="time" office:time-value="PT08H00M00S" calcext:value-type="time">
            <text:p>8h</text:p>
          </table:table-cell>
          <table:table-cell office:value-type="string" calcext:value-type="string">
            <text:p>Plan de pruebas</text:p>
          </table:table-cell>
          <table:table-cell table:number-columns-repeated="2"/>
          <table:table-cell table:style-name="ce7" table:formula="of:=SUMIF([$'Time tracking'.C$1:.C$1048576];[.A28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table:style-name="PEC_20_Heading" office:value-type="string" calcext:value-type="string">
            <text:p>PEC4</text:p>
          </table:table-cell>
          <table:table-cell table:style-name="PEC_20_Heading"/>
          <table:table-cell table:style-name="ce18" office:value-type="date" office:date-value="2020-06-01" calcext:value-type="date">
            <text:p>01/jun</text:p>
          </table:table-cell>
          <table:table-cell table:style-name="ce18" office:value-type="date" office:date-value="2020-06-12" calcext:value-type="date">
            <text:p>12/jun</text:p>
          </table:table-cell>
          <table:table-cell table:style-name="ce20"/>
          <table:table-cell table:style-name="ce22" table:formula="of:=SUM([.F30:.F31])" office:value-type="time" office:time-value="PT36H00M00S" calcext:value-type="time">
            <text:p>36h</text:p>
          </table:table-cell>
          <table:table-cell table:style-name="PEC_20_Heading" office:value-type="string" calcext:value-type="string">
            <text:p>Memoria final</text:p>
          </table:table-cell>
          <table:table-cell table:style-name="PEC_20_Heading"/>
          <table:table-cell table:style-name="PEC_20_Heading" office:value-type="string" calcext:value-type="string">
            <text:p>35h</text:p>
          </table:table-cell>
          <table:table-cell table:style-name="ce9" table:formula="of:=SUM([.J18:.J28])" office:value-type="time" office:time-value="PT00H00M00S" calcext:value-type="time">
            <text:p>0h 00m</text:p>
          </table:table-cell>
          <table:table-cell table:style-name="PEC_20_Heading" table:number-columns-repeated="1011"/>
        </table:table-row>
        <table:table-row table:style-name="ro1">
          <table:table-cell office:value-type="string" calcext:value-type="string">
            <text:p>MEM1</text:p>
          </table:table-cell>
          <table:table-cell office:value-type="string" calcext:value-type="string">
            <text:p>Documentación</text:p>
          </table:table-cell>
          <table:table-cell table:formula="of:=[.C29]" office:value-type="date" office:date-value="2020-06-01" calcext:value-type="date">
            <text:p>01/jun</text:p>
          </table:table-cell>
          <table:table-cell table:formula="of:=[.C30]+([.E30]-1)" office:value-type="date" office:date-value="2020-06-08" calcext:value-type="date">
            <text:p>08/jun</text:p>
          </table:table-cell>
          <table:table-cell office:value-type="float" office:value="8" calcext:value-type="float">
            <text:p>8</text:p>
          </table:table-cell>
          <table:table-cell table:style-name="Hours" office:value-type="time" office:time-value="PT32H00M00S" calcext:value-type="time">
            <text:p>32h</text:p>
          </table:table-cell>
          <table:table-cell office:value-type="string" calcext:value-type="string">
            <text:p>Redacción de memoria y correcciones</text:p>
          </table:table-cell>
          <table:table-cell table:number-columns-repeated="2"/>
          <table:table-cell table:style-name="ce7" table:formula="of:=SUMIF([$'Time tracking'.C$1:.C$1048576];[.A30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2</text:p>
          </table:table-cell>
          <table:table-cell office:value-type="string" calcext:value-type="string">
            <text:p>Documentación</text:p>
          </table:table-cell>
          <table:table-cell table:formula="of:=[.D30]+1" office:value-type="date" office:date-value="2020-06-09" calcext:value-type="date">
            <text:p>09/jun</text:p>
          </table:table-cell>
          <table:table-cell table:formula="of:=[.C31]+([.E31]-1)" office:value-type="date" office:date-value="2020-06-09" calcext:value-type="date">
            <text:p>09/jun</text:p>
          </table:table-cell>
          <table:table-cell office:value-type="float" office:value="1" calcext:value-type="float">
            <text:p>1</text:p>
          </table:table-cell>
          <table:table-cell table:style-name="Hours" office:value-type="time" office:time-value="PT04H00M00S" calcext:value-type="time">
            <text:p>4h</text:p>
          </table:table-cell>
          <table:table-cell office:value-type="string" calcext:value-type="string">
            <text:p>Presentación</text:p>
          </table:table-cell>
          <table:table-cell table:number-columns-repeated="2"/>
          <table:table-cell table:style-name="ce7" table:formula="of:=SUMIF([$'Time tracking'.C$1:.C$1048576];[.A31];[$'Time tracking'.B$1:.B$1048576])" office:value-type="time" office:time-value="PT00H00M00S" calcext:value-type="time">
            <text:p>0h 00m</text:p>
          </table:table-cell>
          <table:table-cell table:number-columns-repeated="1011"/>
        </table:table-row>
        <table:table-row table:style-name="ro1">
          <table:table-cell table:style-name="PEC_20_Heading" office:value-type="string" calcext:value-type="string">
            <text:p>TFG</text:p>
          </table:table-cell>
          <table:table-cell table:style-name="PEC_20_Heading" table:number-columns-repeated="3"/>
          <table:table-cell table:style-name="ce20"/>
          <table:table-cell table:style-name="ce22" table:formula="of:=SUM([.F2];[.F8];[.F17];[.F29])" office:value-type="time" office:time-value="PT324H00M00S" calcext:value-type="time">
            <text:p>324h</text:p>
          </table:table-cell>
          <table:table-cell table:style-name="PEC_20_Heading" table:number-columns-repeated="3"/>
          <table:table-cell table:style-name="ce9" table:formula="of:=SUM([.J30:.J31])" office:value-type="time" office:time-value="PT00H00M00S" calcext:value-type="time">
            <text:p>0h 00m</text:p>
          </table:table-cell>
          <table:table-cell table:style-name="PEC_20_Heading" table:number-columns-repeated="1011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ime tracking" table:style-name="ta1">
        <office:forms form:automatic-focus="false" form:apply-design-mode="false"/>
        <table:table-column table:style-name="co2" table:default-cell-style-name="Date"/>
        <table:table-column table:style-name="co2" table:default-cell-style-name="Hours_20__3a__20_Minutes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Heading" office:value-type="string" calcext:value-type="string">
            <text:p>Dia</text:p>
          </table:table-cell>
          <table:table-cell table:style-name="Heading" office:value-type="string" calcext:value-type="string">
            <text:p>Horas</text:p>
          </table:table-cell>
          <table:table-cell table:style-name="Heading" office:value-type="string" calcext:value-type="string">
            <text:p>Tarea</text:p>
          </table:table-cell>
          <table:table-cell table:style-name="Heading" office:value-type="string" calcext:value-type="string">
            <text:p>Observaciones</text:p>
          </table:table-cell>
          <table:table-cell table:style-name="Heading" table:number-columns-repeated="1020"/>
        </table:table-row>
        <table:table-row table:style-name="ro1">
          <table:table-cell office:value-type="date" office:date-value="2020-03-01" calcext:value-type="date">
            <text:p>01/mar</text:p>
          </table:table-cell>
          <table:table-cell table:formula="of:=[.F2]-[.E2]" office:value-type="time" office:time-value="PT04H59M59.999999581S" calcext:value-type="time">
            <text:p>5h 00m</text:p>
          </table:table-cell>
          <table:table-cell table:style-name="ce11" office:value-type="string" calcext:value-type="string">
            <text:p>PT4</text:p>
          </table:table-cell>
          <table:table-cell office:value-type="string" calcext:value-type="string">
            <text:p>Brainstorming para capturar requisitos</text:p>
          </table:table-cell>
          <table:table-cell table:style-name="ce12" office:value-type="date" office:date-value="2020-03-01T17:00:00" calcext:value-type="date">
            <text:p>01/03/20 17:00</text:p>
          </table:table-cell>
          <table:table-cell table:style-name="ce12" office:value-type="date" office:date-value="2020-03-01T22:00:00" calcext:value-type="date">
            <text:p>01/03/20 22:00</text:p>
          </table:table-cell>
          <table:table-cell table:number-columns-repeated="1018"/>
        </table:table-row>
        <table:table-row table:style-name="ro1">
          <table:table-cell office:value-type="date" office:date-value="2020-03-02" calcext:value-type="date">
            <text:p>02/mar</text:p>
          </table:table-cell>
          <table:table-cell table:formula="of:=[.F3]-[.E3]" office:value-type="time" office:time-value="PT03H59M59.99999979S" calcext:value-type="time">
            <text:p>4h 0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</text:p>
          </table:table-cell>
          <table:table-cell table:style-name="ce12" office:value-type="date" office:date-value="2020-03-02T17:00:00" calcext:value-type="date">
            <text:p>02/03/20 17:00</text:p>
          </table:table-cell>
          <table:table-cell table:style-name="ce12" office:value-type="date" office:date-value="2020-03-02T21:00:00" calcext:value-type="date">
            <text:p>02/03/20 21:00</text:p>
          </table:table-cell>
          <table:table-cell table:number-columns-repeated="1018"/>
        </table:table-row>
        <table:table-row table:style-name="ro1">
          <table:table-cell office:value-type="date" office:date-value="2020-03-03" calcext:value-type="date">
            <text:p>03/mar</text:p>
          </table:table-cell>
          <table:table-cell table:formula="of:=[.F4]-[.E4]" office:value-type="time" office:time-value="PT04H30M00S" calcext:value-type="time">
            <text:p>4h 30m</text:p>
          </table:table-cell>
          <table:table-cell office:value-type="string" calcext:value-type="string">
            <text:p>PT5</text:p>
          </table:table-cell>
          <table:table-cell office:value-type="string" calcext:value-type="string">
            <text:p>Planificacion y evaluación de riesgos</text:p>
          </table:table-cell>
          <table:table-cell table:style-name="ce12" office:value-type="date" office:date-value="2020-03-03T16:30:00" calcext:value-type="date">
            <text:p>03/03/20 16:30</text:p>
          </table:table-cell>
          <table:table-cell table:style-name="ce12" office:value-type="date" office:date-value="2020-03-03T21:00:00" calcext:value-type="date">
            <text:p>03/03/20 21:00</text:p>
          </table:table-cell>
          <table:table-cell table:number-columns-repeated="1018"/>
        </table:table-row>
        <table:table-row table:style-name="ro1">
          <table:table-cell office:value-type="date" office:date-value="2020-03-04" calcext:value-type="date">
            <text:p>04/mar</text:p>
          </table:table-cell>
          <table:table-cell table:formula="of:=[.F5]-[.E5]" office:value-type="time" office:time-value="PT01H59M59.999999581S" calcext:value-type="time">
            <text:p>2h 0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o privado en GitHub. Git workflows.</text:p>
          </table:table-cell>
          <table:table-cell table:style-name="ce12" office:value-type="date" office:date-value="2020-03-04T17:30:00" calcext:value-type="date">
            <text:p>04/03/20 17:30</text:p>
          </table:table-cell>
          <table:table-cell table:style-name="ce12" office:value-type="date" office:date-value="2020-03-04T19:30:00" calcext:value-type="date">
            <text:p>04/03/20 19:30</text:p>
          </table:table-cell>
          <table:table-cell table:number-columns-repeated="1018"/>
        </table:table-row>
        <table:table-row table:style-name="ro1">
          <table:table-cell office:value-type="date" office:date-value="2020-03-06" calcext:value-type="date">
            <text:p>06/mar</text:p>
          </table:table-cell>
          <table:table-cell table:formula="of:=[.F6]-[.E6]" office:value-type="time" office:time-value="PT03H00M00S" calcext:value-type="time">
            <text:p>3h 00m</text:p>
          </table:table-cell>
          <table:table-cell office:value-type="string" calcext:value-type="string">
            <text:p>ANA1</text:p>
          </table:table-cell>
          <table:table-cell office:value-type="string" calcext:value-type="string">
            <text:p>Rama doc/analisis y stakeholders</text:p>
          </table:table-cell>
          <table:table-cell table:style-name="ce12" office:value-type="date" office:date-value="2020-03-06T17:55:00" calcext:value-type="date">
            <text:p>06/03/20 17:55</text:p>
          </table:table-cell>
          <table:table-cell table:style-name="ce12" office:value-type="date" office:date-value="2020-03-06T20:55:00" calcext:value-type="date">
            <text:p>06/03/20 20:55</text:p>
          </table:table-cell>
          <table:table-cell table:number-columns-repeated="1018"/>
        </table:table-row>
        <table:table-row table:style-name="ro1">
          <table:table-cell office:value-type="date" office:date-value="2020-03-07" calcext:value-type="date">
            <text:p>07/mar</text:p>
          </table:table-cell>
          <table:table-cell table:formula="of:=[.F7]-[.E7]" office:value-type="time" office:time-value="PT05H00M00.00000021S" calcext:value-type="time">
            <text:p>5h 0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Documentar requisitos. Priorizacion.</text:p>
          </table:table-cell>
          <table:table-cell table:style-name="ce12" office:value-type="date" office:date-value="2020-03-07T09:00:00" calcext:value-type="date">
            <text:p>07/03/20 09:00</text:p>
          </table:table-cell>
          <table:table-cell table:style-name="ce12" office:value-type="date" office:date-value="2020-03-07T14:00:00" calcext:value-type="date">
            <text:p>07/03/20 14:00</text:p>
          </table:table-cell>
          <table:table-cell table:number-columns-repeated="1018"/>
        </table:table-row>
        <table:table-row table:style-name="ro1">
          <table:table-cell office:value-type="date" office:date-value="2020-03-08" calcext:value-type="date">
            <text:p>08/mar</text:p>
          </table:table-cell>
          <table:table-cell table:formula="of:=[.F8]-[.E8]" office:value-type="time" office:time-value="PT05H00M00.00000021S" calcext:value-type="time">
            <text:p>5h 00m</text:p>
          </table:table-cell>
          <table:table-cell office:value-type="string" calcext:value-type="string">
            <text:p>ANA4</text:p>
          </table:table-cell>
          <table:table-cell office:value-type="string" calcext:value-type="string">
            <text:p>Leer DDD</text:p>
          </table:table-cell>
          <table:table-cell table:style-name="ce12" office:value-type="date" office:date-value="2020-03-08T09:00:00" calcext:value-type="date">
            <text:p>08/03/20 09:00</text:p>
          </table:table-cell>
          <table:table-cell table:style-name="ce12" office:value-type="date" office:date-value="2020-03-08T14:00:00" calcext:value-type="date">
            <text:p>08/03/20 14:00</text:p>
          </table:table-cell>
          <table:table-cell table:number-columns-repeated="1018"/>
        </table:table-row>
        <table:table-row table:style-name="ro1">
          <table:table-cell office:value-type="date" office:date-value="2020-03-09" calcext:value-type="date">
            <text:p>09/mar</text:p>
          </table:table-cell>
          <table:table-cell table:formula="of:=[.F9]-[.E9]" office:value-type="time" office:time-value="PT03H59M59.99999979S" calcext:value-type="time">
            <text:p>4h 0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Redactar Casos de uso</text:p>
          </table:table-cell>
          <table:table-cell table:style-name="ce12" office:value-type="date" office:date-value="2020-03-09T18:00:00" calcext:value-type="date">
            <text:p>09/03/20 18:00</text:p>
          </table:table-cell>
          <table:table-cell table:style-name="ce12" office:value-type="date" office:date-value="2020-03-09T22:00:00" calcext:value-type="date">
            <text:p>09/03/20 22:00</text:p>
          </table:table-cell>
          <table:table-cell table:number-columns-repeated="1018"/>
        </table:table-row>
        <table:table-row table:style-name="ro2">
          <table:table-cell office:value-type="date" office:date-value="2020-03-14" calcext:value-type="date">
            <text:p>14/mar</text:p>
          </table:table-cell>
          <table:table-cell table:formula="of:=[.F10]-[.E10]" office:value-type="time" office:time-value="PT03H39M59.999999651S" calcext:value-type="time">
            <text:p>3h 4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Modificar la plantilla de documento según plantilla de UOC y seguir con con los casos de uso</text:p>
          </table:table-cell>
          <table:table-cell table:style-name="ce12" office:value-type="date" office:date-value="2020-03-14T17:00:00" calcext:value-type="date">
            <text:p>14/03/20 17:00</text:p>
          </table:table-cell>
          <table:table-cell table:style-name="ce12" office:value-type="date" office:date-value="2020-03-14T20:40:00" calcext:value-type="date">
            <text:p>14/03/20 20:40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/mar</text:p>
          </table:table-cell>
          <table:table-cell table:formula="of:=[.F11]-[.E11]" office:value-type="time" office:time-value="PT03H10M00.00000007S" calcext:value-type="time">
            <text:p>3h 1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Redactar Casos de uso</text:p>
          </table:table-cell>
          <table:table-cell table:style-name="ce12" office:value-type="date" office:date-value="2020-03-15T10:00:00" calcext:value-type="date">
            <text:p>15/03/20 10:00</text:p>
          </table:table-cell>
          <table:table-cell table:style-name="ce12" office:value-type="date" office:date-value="2020-03-15T13:10:00" calcext:value-type="date">
            <text:p>15/03/20 13:10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/mar</text:p>
          </table:table-cell>
          <table:table-cell table:formula="of:=[.F12]-[.E12]" office:value-type="time" office:time-value="PT02H00M00.00000021S" calcext:value-type="time">
            <text:p>2h 00m</text:p>
          </table:table-cell>
          <table:table-cell office:value-type="string" calcext:value-type="string">
            <text:p>ANA2</text:p>
          </table:table-cell>
          <table:table-cell office:value-type="string" calcext:value-type="string">
            <text:p>Redactar Casos de uso</text:p>
          </table:table-cell>
          <table:table-cell table:style-name="ce12" office:value-type="date" office:date-value="2020-03-15T15:00:00" calcext:value-type="date">
            <text:p>15/03/20 15:00</text:p>
          </table:table-cell>
          <table:table-cell table:style-name="ce12" office:value-type="date" office:date-value="2020-03-15T17:00:00" calcext:value-type="date">
            <text:p>15/03/20 17:00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/mar</text:p>
          </table:table-cell>
          <table:table-cell table:formula="of:=[.F13]-[.E13]" office:value-type="time" office:time-value="PT01H30M00S" calcext:value-type="time">
            <text:p>1h 30m</text:p>
          </table:table-cell>
          <table:table-cell office:value-type="string" calcext:value-type="string">
            <text:p>ANA3</text:p>
          </table:table-cell>
          <table:table-cell office:value-type="string" calcext:value-type="string">
            <text:p>Dibujar diagrama con yUML</text:p>
          </table:table-cell>
          <table:table-cell table:style-name="ce12" office:value-type="date" office:date-value="2020-03-15T17:00:00" calcext:value-type="date">
            <text:p>15/03/20 17:00</text:p>
          </table:table-cell>
          <table:table-cell table:style-name="ce12" office:value-type="date" office:date-value="2020-03-15T18:30:00" calcext:value-type="date">
            <text:p>15/03/20 18:30</text:p>
          </table:table-cell>
          <table:table-cell table:number-columns-repeated="1018"/>
        </table:table-row>
        <table:table-row table:style-name="ro4">
          <table:table-cell office:value-type="date" office:date-value="2020-03-16" calcext:value-type="date">
            <text:p>16/mar</text:p>
          </table:table-cell>
          <table:table-cell table:formula="of:=[.F14]-[.E14]" office:value-type="time" office:time-value="PT03H30M00.00000021S" calcext:value-type="time">
            <text:p>3h 30m</text:p>
          </table:table-cell>
          <table:table-cell office:value-type="string" calcext:value-type="string">
            <text:p>ANA4</text:p>
          </table:table-cell>
          <table:table-cell office:value-type="string" calcext:value-type="string">
            <text:p>Modelo de dominio inicial con yUML. Decartar y plantear Bounded Context como en DDD</text:p>
          </table:table-cell>
          <table:table-cell table:style-name="ce12" office:value-type="date" office:date-value="2020-03-16T21:00:00" calcext:value-type="date">
            <text:p>16/03/20 21:00</text:p>
          </table:table-cell>
          <table:table-cell table:style-name="ce12" office:value-type="date" office:date-value="2020-03-17T00:30:00" calcext:value-type="date">
            <text:p>17/03/20 00:30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/mar</text:p>
          </table:table-cell>
          <table:table-cell table:formula="of:=[.F15]-[.E15]" office:value-type="time" office:time-value="PT02H19M59.999999721S" calcext:value-type="time">
            <text:p>2h 20m</text:p>
          </table:table-cell>
          <table:table-cell office:value-type="string" calcext:value-type="string">
            <text:p>ANA4</text:p>
          </table:table-cell>
          <table:table-cell office:value-type="string" calcext:value-type="string">
            <text:p>Lectura DDD y aplicar a modelo de dominio</text:p>
          </table:table-cell>
          <table:table-cell table:style-name="ce12" office:value-type="date" office:date-value="2020-03-17T22:30:00" calcext:value-type="date">
            <text:p>17/03/20 22:30</text:p>
          </table:table-cell>
          <table:table-cell table:style-name="ce12" office:value-type="date" office:date-value="2020-03-18T00:50:00" calcext:value-type="date">
            <text:p>18/03/20 00:50</text:p>
          </table:table-cell>
          <table:table-cell table:number-columns-repeated="1018"/>
        </table:table-row>
        <table:table-row table:style-name="ro1">
          <table:table-cell office:value-type="date" office:date-value="2020-04-04" calcext:value-type="date">
            <text:p>04/abr</text:p>
          </table:table-cell>
          <table:table-cell table:formula="of:=[.F16]-[.E16]" office:value-type="time" office:time-value="PT04H59M59.999999581S" calcext:value-type="time">
            <text:p>5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Modelo de dominio (doc)</text:p>
          </table:table-cell>
          <table:table-cell table:style-name="ce12" office:value-type="date" office:date-value="2020-04-04T09:30:00" calcext:value-type="date">
            <text:p>04/04/20 09:30</text:p>
          </table:table-cell>
          <table:table-cell table:style-name="ce12" office:value-type="date" office:date-value="2020-04-04T14:30:00" calcext:value-type="date">
            <text:p>04/04/20 14:30</text:p>
          </table:table-cell>
          <table:table-cell table:number-columns-repeated="1018"/>
        </table:table-row>
        <table:table-row table:style-name="ro4">
          <table:table-cell office:value-type="date" office:date-value="2020-04-05" calcext:value-type="date">
            <text:p>05/abr</text:p>
          </table:table-cell>
          <table:table-cell table:formula="of:=[.F17]-[.E17]" office:value-type="time" office:time-value="PT06H29M59.999999581S" calcext:value-type="time">
            <text:p>6h 3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Modelo de dominio (doc) <text:s/>+ code experiments de capas</text:p>
          </table:table-cell>
          <table:table-cell table:style-name="ce12" office:value-type="date" office:date-value="2020-04-05T14:00:00" calcext:value-type="date">
            <text:p>05/04/20 14:00</text:p>
          </table:table-cell>
          <table:table-cell table:style-name="ce12" office:value-type="date" office:date-value="2020-04-05T20:30:00" calcext:value-type="date">
            <text:p>05/04/20 20:30</text:p>
          </table:table-cell>
          <table:table-cell table:number-columns-repeated="1018"/>
        </table:table-row>
        <table:table-row table:style-name="ro1">
          <table:table-cell office:value-type="date" office:date-value="2020-04-06" calcext:value-type="date">
            <text:p>06/abr</text:p>
          </table:table-cell>
          <table:table-cell table:formula="of:=[.F18]-[.E18]" office:value-type="time" office:time-value="PT03H00M00S" calcext:value-type="time">
            <text:p>3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Lectura DDD y experimentación en código</text:p>
          </table:table-cell>
          <table:table-cell table:style-name="ce12" office:value-type="date" office:date-value="2020-04-06T16:00:00" calcext:value-type="date">
            <text:p>06/04/20 16:00</text:p>
          </table:table-cell>
          <table:table-cell table:style-name="ce12" office:value-type="date" office:date-value="2020-04-06T19:00:00" calcext:value-type="date">
            <text:p>06/04/20 19:00</text:p>
          </table:table-cell>
          <table:table-cell table:number-columns-repeated="1018"/>
        </table:table-row>
        <table:table-row table:style-name="ro1">
          <table:table-cell office:value-type="date" office:date-value="2020-04-07" calcext:value-type="date">
            <text:p>07/abr</text:p>
          </table:table-cell>
          <table:table-cell table:formula="of:=[.F19]-[.E19]" office:value-type="time" office:time-value="PT06H00M00S" calcext:value-type="time">
            <text:p>6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Lectura DDD y experimentación en código</text:p>
          </table:table-cell>
          <table:table-cell table:style-name="ce12" office:value-type="date" office:date-value="2020-04-07T17:00:00" calcext:value-type="date">
            <text:p>07/04/20 17:00</text:p>
          </table:table-cell>
          <table:table-cell table:style-name="ce12" office:value-type="date" office:date-value="2020-04-07T23:00:00" calcext:value-type="date">
            <text:p>07/04/20 23:00</text:p>
          </table:table-cell>
          <table:table-cell table:number-columns-repeated="1018"/>
        </table:table-row>
        <table:table-row table:style-name="ro1">
          <table:table-cell office:value-type="date" office:date-value="2020-04-08" calcext:value-type="date">
            <text:p>08/abr</text:p>
          </table:table-cell>
          <table:table-cell table:formula="of:=[.F20]-[.E20]" office:value-type="time" office:time-value="PT03H00M00S" calcext:value-type="time">
            <text:p>3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Documentar DDD en general</text:p>
          </table:table-cell>
          <table:table-cell table:style-name="ce12" office:value-type="date" office:date-value="2020-04-08T19:00:00" calcext:value-type="date">
            <text:p>08/04/20 19:00</text:p>
          </table:table-cell>
          <table:table-cell table:style-name="ce12" office:value-type="date" office:date-value="2020-04-08T22:00:00" calcext:value-type="date">
            <text:p>08/04/20 22:00</text:p>
          </table:table-cell>
          <table:table-cell table:number-columns-repeated="1018"/>
        </table:table-row>
        <table:table-row table:style-name="ro5">
          <table:table-cell office:value-type="date" office:date-value="2020-04-09" calcext:value-type="date">
            <text:p>09/abr</text:p>
          </table:table-cell>
          <table:table-cell table:formula="of:=[.F21]-[.E21]" office:value-type="time" office:time-value="PT09H00M00S" calcext:value-type="time">
            <text:p>9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Add DDD figure</text:p>
            <text:p>Begin Aplication layer doc</text:p>
            <text:p>Finish Domain layer</text:p>
          </table:table-cell>
          <table:table-cell table:style-name="ce12" office:value-type="date" office:date-value="2020-04-09T17:00:00" calcext:value-type="date">
            <text:p>09/04/20 17:00</text:p>
          </table:table-cell>
          <table:table-cell table:style-name="ce12" office:value-type="date" office:date-value="2020-04-10T02:00:00" calcext:value-type="date">
            <text:p>10/04/20 02:00</text:p>
          </table:table-cell>
          <table:table-cell table:number-columns-repeated="1018"/>
        </table:table-row>
        <table:table-row table:style-name="ro4">
          <table:table-cell office:value-type="date" office:date-value="2020-04-10" calcext:value-type="date">
            <text:p>10/abr</text:p>
          </table:table-cell>
          <table:table-cell table:formula="of:=[.F22]-[.E22]" office:value-type="time" office:time-value="PT05H00M00.00000021S" calcext:value-type="time">
            <text:p>5h 00m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Infraestructura y aplicación, arreglar tabla de planificación, replanificación</text:p>
          </table:table-cell>
          <table:table-cell table:style-name="ce12" office:value-type="date" office:date-value="2020-04-10T10:00:00" calcext:value-type="date">
            <text:p>10/04/20 10:00</text:p>
          </table:table-cell>
          <table:table-cell table:style-name="ce12" office:value-type="date" office:date-value="2020-04-10T15:00:00" calcext:value-type="date">
            <text:p>10/04/20 15:00</text:p>
          </table:table-cell>
          <table:table-cell table:number-columns-repeated="1018"/>
        </table:table-row>
        <table:table-row table:style-name="ro4">
          <table:table-cell office:value-type="date" office:date-value="2020-04-10" calcext:value-type="date">
            <text:p>10/abr</text:p>
          </table:table-cell>
          <table:table-cell table:formula="of:=[.F23]-[.E23]" office:value-type="time" office:time-value="PT04H19M59.99999993S" calcext:value-type="time">
            <text:p>4h 20m</text:p>
          </table:table-cell>
          <table:table-cell office:value-type="string" calcext:value-type="string">
            <text:p>DIS3</text:p>
          </table:table-cell>
          <table:table-cell office:value-type="string" calcext:value-type="string">
            <text:p>Tenologías, describir cada una y seleccionar en las que hubiese alternativas y por qué.</text:p>
          </table:table-cell>
          <table:table-cell table:style-name="ce12" office:value-type="date" office:date-value="2020-04-10T17:00:00" calcext:value-type="date">
            <text:p>10/04/20 17:00</text:p>
          </table:table-cell>
          <table:table-cell table:style-name="ce12" office:value-type="date" office:date-value="2020-04-10T21:20:00" calcext:value-type="date">
            <text:p>10/04/20 21:20</text:p>
          </table:table-cell>
          <table:table-cell table:number-columns-repeated="1018"/>
        </table:table-row>
        <table:table-row table:style-name="ro1">
          <table:table-cell office:value-type="date" office:date-value="2020-04-12" calcext:value-type="date">
            <text:p>12/abr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quisito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20" table:default-cell-style-name="Default"/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funcionales</text:p>
          </table:table-cell>
          <table:table-cell table:style-name="Heading" office:value-type="string" calcext:value-type="string">
            <text:p>Valor</text:p>
          </table:table-cell>
          <table:table-cell table:style-name="Heading" office:value-type="string" calcext:value-type="string">
            <text:p>Coste</text:p>
          </table:table-cell>
          <table:table-cell table:style-name="Heading" table:number-columns-repeated="1020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Usuari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</text:p>
          </table:table-cell>
          <table:table-cell table:style-name="ce17" office:value-type="string" calcext:value-type="string">
            <text:p>Como usuario, quiero ver un listado de desafíos sueltos o módulos (grupos de desafí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Como usuario, quiero poder filtrar entre desafíos o módul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Como usuario, quiero poder filtrar por no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Como usuario, quiero poder filtrar por etique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Como usuario, quiero iniciar un desaf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Como usuario, quiero comprobar si he hecho el desafío 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Como usuario, quiero ver la solución y saber qué he hecho mal en un desafío que no haya supe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8</text:p>
          </table:table-cell>
          <table:table-cell office:value-type="string" calcext:value-type="string">
            <text:p><text:span text:style-name="T1">Como usuario, quiero volver a intentar el desafío (o módulo)</text:span> desde el principio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F9</text:p>
          </table:table-cell>
          <table:table-cell table:style-name="Deleted" office:value-type="string" calcext:value-type="string">
            <text:p>Como usuario, quiero poder guardar el estado del desafío (o módulo) sin registrarme y retomarlo más tarde</text:p>
          </table:table-cell>
          <table:table-cell table:style-name="Deleted" table:number-columns-repeated="1022"/>
        </table:table-row>
        <table:table-row table:style-name="ro1">
          <table:table-cell office:value-type="string" calcext:value-type="string">
            <text:p>RF10</text:p>
          </table:table-cell>
          <table:table-cell office:value-type="string" calcext:value-type="string">
            <text:p>Como usuario, quiero registrarme y guardar el resultado del reto (o módulo)</text:p>
          </table:table-cell>
          <table:table-cell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Usuario registrad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1</text:p>
          </table:table-cell>
          <table:table-cell office:value-type="string" calcext:value-type="string">
            <text:p>Como usuario registrado, quiero poder ver los desafíos y módulos que he he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2</text:p>
          </table:table-cell>
          <table:table-cell office:value-type="string" calcext:value-type="string">
            <text:p>Como usuario registrado, quiero volver a intentar un desafío que ya he he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3</text:p>
          </table:table-cell>
          <table:table-cell office:value-type="string" calcext:value-type="string">
            <text:p>Como usuario registrado, quiero poder cambiar mi contraseña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F14</text:p>
          </table:table-cell>
          <table:table-cell table:style-name="Deleted" office:value-type="string" calcext:value-type="string">
            <text:p>Como usuario registrado, quiero ver estadísticas de mis desafíos (tiempo, porcentaje de acierto, intentos…)</text:p>
          </table:table-cell>
          <table:table-cell table:style-name="Deleted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Administrador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F15</text:p>
          </table:table-cell>
          <table:table-cell office:value-type="string" calcext:value-type="string">
            <text:p>Como administrador, quiero gestionar un desafío aisl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6</text:p>
          </table:table-cell>
          <table:table-cell office:value-type="string" calcext:value-type="string">
            <text:p>Como administrador, quiero gestionar módulos (grupo de desafí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7</text:p>
          </table:table-cell>
          <table:table-cell table:style-name="ce8" office:value-type="string" calcext:value-type="string">
            <text:p>Como administrador, quiero poder añadir preguntas de tipo test a un módul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8</text:p>
          </table:table-cell>
          <table:table-cell office:value-type="string" calcext:value-type="string">
            <text:p>Como administrador, quiero publicar (hacer visible)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19</text:p>
          </table:table-cell>
          <table:table-cell office:value-type="string" calcext:value-type="string">
            <text:p>Como administrador, quiero archivar (no disponible para nuevos intentos)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0</text:p>
          </table:table-cell>
          <table:table-cell office:value-type="string" calcext:value-type="string">
            <text:p>Como administrador, quiero eliminar un desafío o mód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1</text:p>
          </table:table-cell>
          <table:table-cell office:value-type="string" calcext:value-type="string">
            <text:p>Como administrador, quiero añadir documentación previa y/o posterior a un desafío a través de mar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2</text:p>
          </table:table-cell>
          <table:table-cell office:value-type="string" calcext:value-type="string">
            <text:p>Como administrador, quiero ver los usuarios registr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F23</text:p>
          </table:table-cell>
          <table:table-cell table:style-name="Deleted" office:value-type="string" calcext:value-type="string">
            <text:p>Como administrador, quiero resetear la contraseña de un usuario enviarle un enlace para que pueda cambiarla.</text:p>
          </table:table-cell>
          <table:table-cell table:style-name="Deleted" table:number-columns-repeated="1022"/>
        </table:table-row>
        <table:table-row table:style-name="ro1">
          <table:table-cell office:value-type="string" calcext:value-type="string">
            <text:p>RF24</text:p>
          </table:table-cell>
          <table:table-cell table:style-name="Deleted" office:value-type="string" calcext:value-type="string">
            <text:p>Como administrador, quiero ver estadísticas de un desafío o módulo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no funcionales</text:p>
          </table:table-cell>
          <table:table-cell table:style-name="Heading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de usabilidad y humanidad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NF1</text:p>
          </table:table-cell>
          <table:table-cell office:value-type="string" calcext:value-type="string">
            <text:p>Navegación fluida entre los diferentes desafíos de un modulo (no recarga comple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F2</text:p>
          </table:table-cell>
          <table:table-cell office:value-type="string" calcext:value-type="string">
            <text:p>Conseguir que la UX del editor de código online sea lo más parecida posible a uno nativo de escritorio</text:p>
          </table:table-cell>
          <table:table-cell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de cumplimiento</text:p>
          </table:table-cell>
          <table:table-cell table:style-name="PEC_20_Heading" table:number-columns-repeated="1022"/>
        </table:table-row>
        <table:table-row table:style-name="ro1">
          <table:table-cell office:value-type="string" calcext:value-type="string">
            <text:p>RNF3</text:p>
          </table:table-cell>
          <table:table-cell office:value-type="string" calcext:value-type="string">
            <text:p>Conseguir un rendimiento web de al menos 90 en Lighthouse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NF4</text:p>
          </table:table-cell>
          <table:table-cell table:style-name="Deleted" office:value-type="string" calcext:value-type="string">
            <text:p>Permitir tolerancia a fallos de red</text:p>
          </table:table-cell>
          <table:table-cell table:style-name="Deleted" table:number-columns-repeated="1022"/>
        </table:table-row>
        <table:table-row table:style-name="ro1">
          <table:table-cell table:style-name="PEC_20_Heading"/>
          <table:table-cell table:style-name="PEC_20_Heading" office:value-type="string" calcext:value-type="string">
            <text:p>Requisitos operacionales y de entorno</text:p>
          </table:table-cell>
          <table:table-cell table:style-name="PEC_20_Heading" table:number-columns-repeated="1022"/>
        </table:table-row>
        <table:table-row table:style-name="ro2">
          <table:table-cell office:value-type="string" calcext:value-type="string">
            <text:p>RNF5</text:p>
          </table:table-cell>
          <table:table-cell office:value-type="string" calcext:value-type="string">
            <text:p>El sitio web será usable en todos los dispositivos. Aunque la mejor UX de un editor de código se obtiene en un ordenador y no se recomendará su uso, los módulos con sólo preguntas tipo test tienen en los móviles un claro targe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NF6</text:p>
          </table:table-cell>
          <table:table-cell office:value-type="string" calcext:value-type="string">
            <text:p>El sitio web soportará las últimas dos versiones major de los principales navegadores: Chrome, Firefox, Safari, Edge, Chrome Android y Safari iO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NF7</text:p>
          </table:table-cell>
          <table:table-cell office:value-type="string" calcext:value-type="string">
            <text:p>El backend de la aplicación estará disponible como imagen de Docker, facilitando el desarrollo en nuevos equipos y su posterior despliegue a servido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NF8</text:p>
          </table:table-cell>
          <table:table-cell office:value-type="string" calcext:value-type="string">
            <text:p>La web deberá ser usable sólo con teclado debido a que el usuario objetivo son desarrolladores, muchos de los cuales están acostumbrados a trabajar sólo con teclado para agilizar su trabajo. Aunque sea deseable lograr un nivel AA según lo especificado en las WCAG 2.1. no será un requisito.</text:p>
          </table:table-cell>
          <table:table-cell table:number-columns-repeated="1022"/>
        </table:table-row>
        <table:table-row table:style-name="ro1">
          <table:table-cell table:style-name="ce23"/>
          <table:table-cell table:style-name="PEC_20_Heading" office:value-type="string" calcext:value-type="string">
            <text:p>Requisitos de seguridad</text:p>
          </table:table-cell>
          <table:table-cell table:style-name="ce23"/>
          <table:table-cell table:style-name="PEC_20_Heading" table:number-columns-repeated="1021"/>
        </table:table-row>
        <table:table-row table:style-name="ro1">
          <table:table-cell office:value-type="string" calcext:value-type="string">
            <text:p>RNF9</text:p>
          </table:table-cell>
          <table:table-cell office:value-type="string" calcext:value-type="string">
            <text:p>El acceso a la zona privada de usuario y la administración se realizará por email y contraseñ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F10</text:p>
          </table:table-cell>
          <table:table-cell office:value-type="string" calcext:value-type="string">
            <text:p>El sitio web usará exclusivamente HTTP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NF11</text:p>
          </table:table-cell>
          <table:table-cell office:value-type="string" calcext:value-type="string">
            <text:p>La ejecución del código generado por el usuario para un ejercicio no podrá jamás ejecutarse en el servidor, a pesar de que el servidor Node.js sea capaz, para evitar agujeros graves de seguridad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NF12</text:p>
          </table:table-cell>
          <table:table-cell office:value-type="string" calcext:value-type="string">
            <text:p>La ejecución del código generado por el usuario deberá ejecutarse en cliente en un sandbox seguro para mejorar la seguridad.</text:p>
          </table:table-cell>
          <table:table-cell table:number-columns-repeated="1022"/>
        </table:table-row>
        <table:table-row table:style-name="ro2">
          <table:table-cell table:style-name="Deleted" office:value-type="string" calcext:value-type="string">
            <text:p>RNF13</text:p>
          </table:table-cell>
          <table:table-cell table:style-name="Deleted" office:value-type="string" calcext:value-type="string">
            <text:p>La contraseña se guardará codificada. Si un usuario olvida su contraseña, deberá escribir al administrador y éste le avisará de que ha reseteado su contraseña. Queda fuera del TFG montar un servidor de correo para implementar la funcionalidad “He olvidado mi contraseña”</text:p>
          </table:table-cell>
          <table:table-cell table:style-name="Deleted" table:number-columns-repeated="1022"/>
        </table:table-row>
        <table:table-row table:style-name="ro1">
          <table:table-cell table:style-name="Heading" office:value-type="string" calcext:value-type="string">
            <text:p>Codigo</text:p>
          </table:table-cell>
          <table:table-cell table:style-name="Heading" office:value-type="string" calcext:value-type="string">
            <text:p>Requisitos de proceso</text:p>
          </table:table-cell>
          <table:table-cell table:style-name="Heading" table:number-columns-repeated="1022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Desarrollar siguiendo una metodología T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Conseguir una cobertura de tests de al menos 8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Disponer de linting automatizado de códi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Disponer de test runner automatizado para los test unit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Disponer de un test automático para validar el requisito RNF3 (Lighthous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P6</text:p>
          </table:table-cell>
          <table:table-cell office:value-type="string" calcext:value-type="string">
            <text:p>Disponer de un servidor de desarrollo dinámico que reaccione a modificaciones en el código de cliente (hot reloading)</text:p>
          </table:table-cell>
          <table:table-cell table:number-columns-repeated="1022"/>
        </table:table-row>
        <table:table-row table:style-name="ro1">
          <table:table-cell table:style-name="Deleted" office:value-type="string" calcext:value-type="string">
            <text:p>RP7</text:p>
          </table:table-cell>
          <table:table-cell table:style-name="Deleted" office:value-type="string" calcext:value-type="string">
            <text:p>Poner en practica una clean architecture con fines de aprendizaje</text:p>
          </table:table-cell>
          <table:table-cell table:style-name="Deleted"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iol" svg:font-family="Bariol" style:font-pitch="variable"/>
    <style:font-face style:name="Bariol1" svg:font-family="Bariol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time-style style:name="N104" number:truncate-on-overflow="false">
      <number:hours/>
      <number:text>h</number:text>
    </number:time-style>
    <number:time-style style:name="N105" number:truncate-on-overflow="false">
      <number:hours/>
      <number:text>h </number:text>
      <number:minutes number:style="long"/>
      <number:text>m</number:text>
    </number:time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</number:time-style>
    <number:time-style style:name="N110" number:truncate-on-overflow="false">
      <number:hours/>
      <number:hours/>
    </number:time-style>
    <number:time-style style:name="N111">
      <number:hours/>
      <number:text>h</number:text>
    </number:tim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able-cell-properties fo:wrap-option="wrap" fo:padding="1.01mm" style:vertical-align="top" loext:vertical-justify="auto"/>
      <style:paragraph-properties css3t:text-justify="auto"/>
      <style:text-properties style:font-name="Bariol1" fo:font-family="Bariol" style:font-style-name="Regular" style:font-pitch="variable" fo:font-size="9pt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fo:background-color="#0d1f63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style="normal" fo:font-weight="normal" style:font-size-asian="9pt" style:font-size-complex="9pt"/>
    </style:style>
    <style:style style:name="Heading_20_1" style:display-name="Heading 1" style:family="table-cell" style:parent-style-name="Heading">
      <style:table-cell-properties fo:background-color="transparent" fo:padding-bottom="1.01mm" fo:padding-left="1.99mm" fo:padding-right="1.99mm" fo:padding-top="1.01mm" loext:vertical-justify="auto"/>
      <style:paragraph-properties css3t:text-justify="auto"/>
      <style:text-properties fo:color="#ffffff" style:font-name="Bariol1" fo:font-family="Bariol" style:font-style-name="Regular" style:font-pitch="variable" fo:font-size="11pt" fo:font-style="normal" fo:font-weight="normal"/>
    </style:style>
    <style:style style:name="Heading_20_2" style:display-name="Heading 2" style:family="table-cell" style:parent-style-name="Status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 style:data-style-name="N33"/>
    <style:style style:name="PEC_20_Heading" style:display-name="PEC Heading" style:family="table-cell" style:parent-style-name="Heading">
      <style:table-cell-properties fo:background-color="#cacce5" fo:padding-bottom="1.01mm" fo:padding-left="1.5mm" fo:padding-right="1.5mm" fo:padding-top="1.01mm" loext:vertical-justify="auto"/>
      <style:paragraph-properties css3t:text-justify="auto"/>
      <style:text-properties style:use-window-font-color="true" fo:font-size="9pt" fo:font-weight="normal" style:font-size-asian="9pt" style:font-size-complex="9pt"/>
    </style:style>
    <style:style style:name="Hours" style:family="table-cell" style:parent-style-name="Date" style:data-style-name="N104"/>
    <style:style style:name="Hours_20__3a__20_Minutes" style:display-name="Hours : Minutes" style:family="table-cell" style:parent-style-name="Hours" style:data-style-name="N105"/>
    <style:style style:name="Deleted" style:family="table-cell" style:parent-style-name="Text">
      <style:text-properties fo:color="#94070a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0:58:21.96118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7:05.487252671</meta:creation-date>
    <dc:date>2020-04-12T15:56:32.992802508</dc:date>
    <meta:editing-duration>P1DT2H21M11S</meta:editing-duration>
    <meta:editing-cycles>43</meta:editing-cycles>
    <meta:generator>LibreOffice/6.0.6.2$MacOSX_X86_64 LibreOffice_project/0c292870b25a325b5ed35f6b45599d2ea4458e77</meta:generator>
    <meta:document-statistic meta:table-count="3" meta:cell-count="490" meta:object-count="0"/>
  </office:meta>
</office:document-meta>
</file>